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, arial, freesans, clean, sans-serif"/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4183c4" style:text-line-through-style="none" style:font-name="Helvetica" fo:font-size="15pt" fo:letter-spacing="normal" fo:font-style="normal" style:text-underline-style="none" fo:font-weight="bold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a xlink:type="simple" xlink:href="https://github.com/Nicola17/ODT-Git-helper-test"><text:span text:style-name="Strong_20_Emphasis"><text:span text:style-name="T1">ODT-Git-helper-test</text:span></text:span></text:a></text:h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, arial, freesans, clean, sans-serif"/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" meta:word-count="1" meta:character-count="19"/>
    <dc:date>2014-02-07T22:38:19.98</dc:date>
    <meta:generator>LibreOffice/3.3$Win32 LibreOffice_project/330m19$Build-301</meta:generator>
  </office:meta>
</office:document-meta>
</file>